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  <mtd>
                <mrow>
                  <mn>2</mn>
                </mrow>
              </mtd>
              <mtd>
                <mrow>
                  <mn>4</mn>
                </mrow>
              </mtd>
              <mtd>
                <mrow>
                  <mn>8</mn>
                </mrow>
              </mtd>
              <mtd>
                <mrow>
                  <mn>16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table>
        <mtr>
          <mtd>
            <mrow>
              <mrow/>
            </mrow>
          </mtd>
        </mtr>
        <mtr>
          <mtd>
            <mrow>
              <mover>
                <mo stretchy="false">→</mo>
                <mrow>
                  <mrow>
                    <mrow>
                      <msub>
                        <mi>R</mi>
                        <mn>1</mn>
                      </msub>
                      <mo stretchy="false">−</mo>
                      <msub>
                        <mi>R</mi>
                        <mn>0</mn>
                      </msub>
                    </mrow>
                    <mo stretchy="false">−</mo>
                    <msub>
                      <mi>R</mi>
                      <mn>4</mn>
                    </msub>
                  </mrow>
                </mrow>
              </mover>
            </mrow>
          </mtd>
        </mtr>
        <mtr>
          <mtd>
            <mrow>
              <mover>
                <mo stretchy="false">→</mo>
                <mrow>
                  <mrow>
                    <mrow>
                      <msub>
                        <mi>R</mi>
                        <mn>2</mn>
                      </msub>
                      <mo stretchy="false">−</mo>
                      <msub>
                        <mi>R</mi>
                        <mn>0</mn>
                      </msub>
                    </mrow>
                    <mo stretchy="false">−</mo>
                    <msub>
                      <mi>R</mi>
                      <mn>4</mn>
                    </msub>
                  </mrow>
                </mrow>
              </mover>
            </mrow>
          </mtd>
        </mtr>
        <mtr>
          <mtd>
            <mrow>
              <mover>
                <mo stretchy="false">→</mo>
                <mrow>
                  <mrow>
                    <mrow>
                      <msub>
                        <mi>R</mi>
                        <mn>3</mn>
                      </msub>
                      <mo stretchy="false">−</mo>
                      <msub>
                        <mi>R</mi>
                        <mn>0</mn>
                      </msub>
                    </mrow>
                    <mo stretchy="false">−</mo>
                    <msub>
                      <mn>16R</mn>
                      <mn>4</mn>
                    </msub>
                  </mrow>
                </mrow>
              </mover>
            </mrow>
          </mtd>
        </mtr>
        <mtr>
          <mtd>
            <mrow>
              <mrow/>
            </mrow>
          </mtd>
        </mtr>
      </mtable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4</mn>
                </mrow>
              </mtd>
              <mtd>
                <mrow>
                  <mn>8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6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table>
        <mtr>
          <mtd>
            <mrow>
              <mrow/>
            </mrow>
          </mtd>
        </mtr>
        <mtr>
          <mtd>
            <mrow>
              <mover>
                <mo stretchy="false">→</mo>
                <mrow>
                  <mrow>
                    <msub>
                      <mi>R</mi>
                      <mn>1</mn>
                    </msub>
                    <mo stretchy="false">−</mo>
                    <msub>
                      <mi>R</mi>
                      <mn>2</mn>
                    </msub>
                  </mrow>
                </mrow>
              </mover>
            </mrow>
          </mtd>
        </mtr>
        <mtr>
          <mtd>
            <mrow>
              <mover>
                <mo stretchy="false">→</mo>
                <mrow>
                  <mrow>
                    <msub>
                      <mi>R</mi>
                      <mn>2</mn>
                    </msub>
                    <mo stretchy="false">+</mo>
                    <msub>
                      <mi>R</mi>
                      <mn>1</mn>
                    </msub>
                  </mrow>
                </mrow>
              </mover>
            </mrow>
          </mtd>
        </mtr>
        <mtr>
          <mtd>
            <mrow>
              <mrow/>
            </mrow>
          </mtd>
        </mtr>
        <mtr>
          <mtd>
            <mrow>
              <mrow/>
            </mrow>
          </mtd>
        </mtr>
      </mtable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4</mn>
                </mrow>
              </mtd>
              <mtd>
                <mrow>
                  <mn>8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6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table>
        <mtr>
          <mtd>
            <mrow>
              <mrow/>
            </mrow>
          </mtd>
        </mtr>
        <mtr>
          <mtd>
            <mrow>
              <mrow/>
            </mrow>
          </mtd>
        </mtr>
        <mtr>
          <mtd>
            <mrow>
              <mrow/>
            </mrow>
          </mtd>
        </mtr>
        <mtr>
          <mtd>
            <mrow>
              <mover>
                <mo stretchy="false">→</mo>
                <mrow>
                  <mrow>
                    <mrow>
                      <msub>
                        <mi>R</mi>
                        <mn>3</mn>
                      </msub>
                      <mo stretchy="false">−</mo>
                      <msub>
                        <mi>R</mi>
                        <mn>1</mn>
                      </msub>
                    </mrow>
                    <mo stretchy="false">−</mo>
                    <msub>
                      <mn>2R</mn>
                      <mn>2</mn>
                    </msub>
                  </mrow>
                </mrow>
              </mover>
            </mrow>
          </mtd>
        </mtr>
        <mtr>
          <mtd>
            <mrow>
              <mrow/>
            </mrow>
          </mtd>
        </mtr>
      </mtable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6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  <mtr>
              <mtd>
                <mrow>
                  <mn>3</mn>
                </mrow>
              </mtd>
              <mtd>
                <mrow>
                  <mrow>
                    <mo stretchy="false">−</mo>
                    <mn>3</mn>
                  </mrow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2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table>
        <mtr>
          <mtd>
            <mrow>
              <mrow/>
            </mrow>
          </mtd>
        </mtr>
        <mtr>
          <mtd>
            <mrow>
              <mrow/>
            </mrow>
          </mtd>
        </mtr>
        <mtr>
          <mtd>
            <mrow>
              <mrow/>
            </mrow>
          </mtd>
        </mtr>
        <mtr>
          <mtd>
            <mrow>
              <mover>
                <mo stretchy="false">→</mo>
                <mrow>
                  <mrow>
                    <mn>1</mn>
                    <mo stretchy="false">/</mo>
                    <mn>3</mn>
                  </mrow>
                  <mrow>
                    <mo stretchy="false">(</mo>
                    <mrow>
                      <msub>
                        <mi>R</mi>
                        <mn>3</mn>
                      </msub>
                    </mrow>
                    <mo stretchy="false">)</mo>
                  </mrow>
                </mrow>
              </mover>
            </mrow>
          </mtd>
        </mtr>
        <mtr>
          <mtd>
            <mrow>
              <mrow/>
            </mrow>
          </mtd>
        </mtr>
      </mtable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3</mn>
                  </mrow>
                </mrow>
              </mtd>
              <mtd>
                <mrow>
                  <mrow>
                    <mn>1</mn>
                    <mo stretchy="false">/</mo>
                    <mn>3</mn>
                  </mrow>
                </mrow>
              </mtd>
              <mtd>
                <mrow>
                  <mrow>
                    <mo stretchy="false">−</mo>
                    <mn>4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table>
        <mtr>
          <mtd>
            <mrow>
              <mrow/>
            </mrow>
          </mtd>
        </mtr>
        <mtr>
          <mtd>
            <mrow>
              <mover>
                <mo stretchy="false">→</mo>
                <mrow>
                  <mrow>
                    <msub>
                      <mi>R</mi>
                      <mn>1</mn>
                    </msub>
                    <mo stretchy="false">−</mo>
                    <msub>
                      <mi>R</mi>
                      <mn>3</mn>
                    </msub>
                  </mrow>
                </mrow>
              </mover>
            </mrow>
          </mtd>
        </mtr>
        <mtr>
          <mtd>
            <mrow>
              <mrow/>
            </mrow>
          </mtd>
        </mtr>
        <mtr>
          <mtd>
            <mrow>
              <mrow/>
            </mrow>
          </mtd>
        </mtr>
        <mtr>
          <mtd>
            <mrow>
              <mrow/>
            </mrow>
          </mtd>
        </mtr>
      </mtable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2</mn>
                </mrow>
              </mtd>
              <mtd>
                <mrow>
                  <mrow>
                    <mrow>
                      <mo stretchy="false">−</mo>
                      <mn>2</mn>
                    </mrow>
                    <mo stretchy="false">/</mo>
                    <mn>3</mn>
                  </mrow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3</mn>
                  </mrow>
                </mrow>
              </mtd>
              <mtd>
                <mrow>
                  <mn>4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3</mn>
                  </mrow>
                </mrow>
              </mtd>
              <mtd>
                <mrow>
                  <mrow>
                    <mn>1</mn>
                    <mo stretchy="false">/</mo>
                    <mn>3</mn>
                  </mrow>
                </mrow>
              </mtd>
              <mtd>
                <mrow>
                  <mrow>
                    <mo stretchy="false">−</mo>
                    <mn>4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table>
        <mtr>
          <mtd>
            <mrow>
              <mrow/>
            </mrow>
          </mtd>
        </mtr>
        <mtr>
          <mtd>
            <mrow>
              <mover>
                <mo stretchy="false">→</mo>
                <mrow>
                  <mrow>
                    <mn>1</mn>
                    <mo stretchy="false">/</mo>
                    <mn>2</mn>
                  </mrow>
                  <mrow>
                    <mo stretchy="false">(</mo>
                    <mrow>
                      <msub>
                        <mi>R</mi>
                        <mn>1</mn>
                      </msub>
                    </mrow>
                    <mo stretchy="false">)</mo>
                  </mrow>
                </mrow>
              </mover>
            </mrow>
          </mtd>
        </mtr>
        <mtr>
          <mtd>
            <mrow>
              <mover>
                <mo stretchy="false">→</mo>
                <mrow>
                  <mrow>
                    <mn>1</mn>
                    <mo stretchy="false">/</mo>
                    <mn>2</mn>
                  </mrow>
                  <mrow>
                    <mo stretchy="false">(</mo>
                    <mrow>
                      <msub>
                        <mi>R</mi>
                        <mn>2</mn>
                      </msub>
                    </mrow>
                    <mo stretchy="false">)</mo>
                  </mrow>
                </mrow>
              </mover>
            </mrow>
          </mtd>
        </mtr>
        <mtr>
          <mtd>
            <mrow>
              <mover>
                <mo stretchy="false">→</mo>
                <mrow>
                  <mrow>
                    <mn>1</mn>
                    <mo stretchy="false">/</mo>
                    <mn>2</mn>
                  </mrow>
                  <mrow>
                    <mo stretchy="false">(</mo>
                    <mrow>
                      <msub>
                        <mi>R</mi>
                        <mn>3</mn>
                      </msub>
                    </mrow>
                    <mo stretchy="false">)</mo>
                  </mrow>
                </mrow>
              </mover>
            </mrow>
          </mtd>
        </mtr>
        <mtr>
          <mtd>
            <mrow>
              <mrow/>
            </mrow>
          </mtd>
        </mtr>
      </mtable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2</mn>
                  </mrow>
                </mrow>
              </mtd>
              <mtd>
                <mrow>
                  <mn>1</mn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3</mn>
                  </mrow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6</mn>
                  </mrow>
                </mrow>
              </mtd>
              <mtd>
                <mrow>
                  <mn>2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row>
                    <mn>1</mn>
                    <mo stretchy="false">/</mo>
                    <mn>2</mn>
                  </mrow>
                </mrow>
              </mtd>
              <mtd>
                <mrow>
                  <mrow>
                    <mn>1</mn>
                    <mo stretchy="false">/</mo>
                    <mn>2</mn>
                  </mrow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n>1</mn>
                    <mo stretchy="false">/</mo>
                    <mn>2</mn>
                  </mrow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2</mn>
                  </mrow>
                </mrow>
              </mtd>
              <mtd>
                <mrow>
                  <mrow>
                    <mrow>
                      <mo stretchy="false">−</mo>
                      <mn>1</mn>
                    </mrow>
                    <mo stretchy="false">/</mo>
                    <mn>6</mn>
                  </mrow>
                </mrow>
              </mtd>
              <mtd>
                <mrow>
                  <mrow>
                    <mn>1</mn>
                    <mo stretchy="false">/</mo>
                    <mn>6</mn>
                  </mrow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{ 1 # 0 # 0 # 0 # 0 ## 1 # 1 # 1 # 1 # 1 ## 1 # -1 # 1 # -1 # 1 ## 1 # 2 # 4 # 8 # 16 ## 0 # 0 # 0 # 0 # 1 } right )
left( matrix{ 1 # 0 # 0 # 0 # 0 ## 0 # 1 # 0 # 0 # 0 ## 0 # 0 # 1 # 0 # 0 ## 0 # 0 # 0 # 1 # 0 ## 0 # 0 # 0 # 0 # 1} right)
stack{ {} # rightarrow csup{R_1 - R_0 - R_4} # rightarrow csup{R_2 - R_0 - R_4} # rightarrow csup{R_3 - R_0 - 16R_4} # {} }
left ( matrix{ 1 # 0 # 0 # 0 # 0 ## 0 # 1 # 1 # 1 # 0 ## 0 # -1 # 1 # -1 # 0 ## 0 # 2 # 4 # 8 # 0 ## 0 # 0 # 0 # 0 # 1 } right )
left( matrix{ 1 # 0 # 0 # 0 # 0 ## -1 # 1 # 0 # 0 # -1 ## -1 # 0 # 1 # 0 # -1 ## -1 # 0 # 0 # 1 # -16 ## 0 # 0 # 0 # 0 # 1} right)
stack{ {} # rightarrow csup{R_1 - R_2} # rightarrow csup{R_2 + R_1} # {} # {} }
left ( matrix{ 1 # 0 # 0 # 0 # 0 ## 0 # 2 # 0 # 2 # 0 ## 0 # 0 # 2 # 0 # 0 ## 0 # 2 # 4 # 8 # 0 ## 0 # 0 # 0 # 0 # 1 } right )
left( matrix{ 1 # 0 # 0 # 0 # 0 ## 0 # 1 # -1 # 0 # 0 ## -2 # 1 # 1 # 0 # -2 ## -1 # 0 # 0 # 1 # -16 ## 0 # 0 # 0 # 0 # 1} right)
stack{ {} # {} # {} # rightarrow csup{R_3 - R_1 - 2R_2} # {} }
left ( matrix{ 1 # 0 # 0 # 0 # 0 ## 0 # 2 # 0 # 2 # 0 ## 0 # 0 # 2 # 0 # 0 ## 0 # 0 # 0 # 6 # 0 ## 0 # 0 # 0 # 0 # 1 } right )
left( matrix{ 1 # 0 # 0 # 0 # 0 ## 0 # 1 # -1 # 0 # 0 ## -2 # 1 # 1 # 0 # -2 ## 3 # -3 # -1 # 1 # -12 ## 0 # 0 # 0 # 0 # 1} right)
stack{ {} # {} # {} # rightarrow csup{1/3(R_3)} # {} }
left ( matrix{ 1 # 0 # 0 # 0 # 0 ## 0 # 2 # 0 # 2 # 0 ## 0 # 0 # 2 # 0 # 0 ## 0 # 0 # 0 # 2 # 0 ## 0 # 0 # 0 # 0 # 1 } right )
left( matrix{ 1 # 0 # 0 # 0 # 0 ## 0 # 1 # -1 # 0 # 0 ## -2 # 1 # 1 # 0 # -2 ## 1 # -1 # -1/3 # 1/3 # -4 ## 0 # 0 # 0 # 0 # 1} right)
stack{ {} # rightarrow csup{R_1 - R_3} # {} # {} # {} }
left ( matrix{ 1 # 0 # 0 # 0 # 0 ## 0 # 2 # 0 # 0 # 0 ## 0 # 0 # 2 # 0 # 0 ## 0 # 0 # 0 # 2 # 0 ## 0 # 0 # 0 # 0 # 1 } right )
left( matrix{ 1 # 0 # 0 # 0 # 0 ## -1 # 2 # -2/3 # -1/3 # 4 ## -2 # 1 # 1 # 0 # -2 ## 1 # -1 # -1/3 # 1/3 # -4 ## 0 # 0 # 0 # 0 # 1} right)
stack{ {} # rightarrow csup{1/2(R_1)} # rightarrow csup{1/2(R_2)} # rightarrow csup{1/2(R_3)} # {} }
left ( matrix{ 1 # 0 # 0 # 0 # 0 ## 0 # 1 # 0 # 0 # 0 ## 0 # 0 # 1 # 0 # 0 ## 0 # 0 # 0 # 1 # 0 ## 0 # 0 # 0 # 0 # 1 } right )
left( matrix{ 1 # 0 # 0 # 0 # 0 ## -1/2 # 1 # -1/3 # -1/6 # 2 ## -1 # 1/2 # 1/2 # 0 # -1 ## 1/2 # -1/2 # -1/6 # 1/6 # -2 ## 0 # 0 # 0 # 0 # 1} 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08:30:18.84</meta:creation-date>
    <meta:generator>LibreOffice/3.4$Win32 LibreOffice_project/340m1$Build-203</meta:generator>
  </office:meta>
</office:document-meta>
</file>